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2A3BCF775C8350BC748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3.944cm" svg:height="17.859cm" draw:z-index="0"><draw:image xlink:href="Pictures/100000000000020F000002A3BCF775C8350BC74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Объект1" text:anchor-type="paragraph" svg:x="1.039cm" svg:y="0.623cm" svg:width="13.547cm" svg:height="2.709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Standard"><draw:frame draw:style-name="fr2" draw:name="Объект4" text:anchor-type="paragraph" svg:x="7.047cm" svg:y="3.519cm" svg:width="7.565cm" svg:height="2.711cm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2" draw:name="Объект2" text:anchor-type="paragraph" svg:x="1.03cm" svg:y="3.491cm" svg:width="4.516cm" svg:height="2.26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Объект3" text:anchor-type="paragraph" svg:x="-0.074cm" svg:y="7.345cm" svg:width="16.302cm" svg:height="9.005cm" draw:z-index="3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8:43:04.006119520</meta:creation-date>
    <dc:date>2017-01-08T21:36:46.812050039</dc:date>
    <meta:editing-duration>PT1H50M59S</meta:editing-duration>
    <meta:editing-cycles>1</meta:editing-cycles>
    <meta:document-statistic meta:table-count="0" meta:image-count="1" meta:object-count="4" meta:page-count="2" meta:paragraph-count="0" meta:word-count="0" meta:character-count="0" meta:non-whitespace-character-count="0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3" style:family="table-cell" style:parent-style-name="Default" style:data-style-name="N109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15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</style:style>
    <style:style style:name="ce7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4" table:default-cell-style-name="Default"/>
        <table:table-row table:style-name="ro1" table:number-rows-repeated="37"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Результаты эксперимента</text:p>
          </table:table-cell>
          <table:covered-table-cell table:number-columns-repeated="5" table:style-name="ce4"/>
        </table:table-row>
        <table:table-row table:style-name="ro1">
          <table:table-cell table:number-columns-repeated="8"/>
          <table:table-cell table:style-name="ce2" office:value-type="string" calcext:value-type="string">
            <text:p>L, м</text:p>
          </table:table-cell>
          <table:table-cell table:style-name="ce2" office:value-type="string" calcext:value-type="string">
            <text:p>L⁻³, м⁻³</text:p>
          </table:table-cell>
          <table:table-cell table:style-name="ce2" office:value-type="string" calcext:value-type="string">
            <text:p>t, с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ν, Гц</text:p>
          </table:table-cell>
          <table:table-cell table:style-name="ce2" office:value-type="string" calcext:value-type="string">
            <text:p>ν², Гц²</text:p>
          </table:table-cell>
        </table:table-row>
        <table:table-row table:style-name="ro1">
          <table:table-cell table:number-columns-repeated="8"/>
          <table:table-cell table:style-name="ce3" office:value-type="float" office:value="0.65" calcext:value-type="float">
            <text:p>0,650</text:p>
          </table:table-cell>
          <table:table-cell table:style-name="ce5" table:formula="of:=[.I40]^-3" office:value-type="float" office:value="3.64132908511607" calcext:value-type="float">
            <text:p>3,6413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formula="of:=[.L40]/[.K40]" office:value-type="float" office:value="3.7037037037037" calcext:value-type="float">
            <text:p>3,70</text:p>
          </table:table-cell>
          <table:table-cell table:style-name="ce7" table:formula="of:=[.M40]^2" office:value-type="float" office:value="13.7174211248285" calcext:value-type="float">
            <text:p>13,72</text:p>
          </table:table-cell>
        </table:table-row>
        <table:table-row table:style-name="ro1">
          <table:table-cell table:number-columns-repeated="8"/>
          <table:table-cell table:style-name="ce3" office:value-type="float" office:value="0.7" calcext:value-type="float">
            <text:p>0,700</text:p>
          </table:table-cell>
          <table:table-cell table:style-name="ce5" table:formula="of:=[.I41]^-3" office:value-type="float" office:value="2.91545189504373" calcext:value-type="float">
            <text:p>2,9155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formula="of:=[.L41]/[.K41]" office:value-type="float" office:value="3.44827586206897" calcext:value-type="float">
            <text:p>3,45</text:p>
          </table:table-cell>
          <table:table-cell table:style-name="ce7" table:formula="of:=[.M41]^2" office:value-type="float" office:value="11.8906064209275" calcext:value-type="float">
            <text:p>11,89</text:p>
          </table:table-cell>
        </table:table-row>
        <table:table-row table:style-name="ro1">
          <table:table-cell table:number-columns-repeated="8"/>
          <table:table-cell table:style-name="ce3" office:value-type="float" office:value="0.75" calcext:value-type="float">
            <text:p>0,750</text:p>
          </table:table-cell>
          <table:table-cell table:style-name="ce5" table:formula="of:=[.I42]^-3" office:value-type="float" office:value="2.37037037037037" calcext:value-type="float">
            <text:p>2,3704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formula="of:=[.L42]/[.K42]" office:value-type="float" office:value="3.125" calcext:value-type="float">
            <text:p>3,13</text:p>
          </table:table-cell>
          <table:table-cell table:style-name="ce7" table:formula="of:=[.M42]^2" office:value-type="float" office:value="9.765625" calcext:value-type="float">
            <text:p>9,77</text:p>
          </table:table-cell>
        </table:table-row>
        <table:table-row table:style-name="ro1">
          <table:table-cell table:number-columns-repeated="8"/>
          <table:table-cell table:style-name="ce3" office:value-type="float" office:value="0.8" calcext:value-type="float">
            <text:p>0,800</text:p>
          </table:table-cell>
          <table:table-cell table:style-name="ce5" table:formula="of:=[.I43]^-3" office:value-type="float" office:value="1.953125" calcext:value-type="float">
            <text:p>1,9531</text:p>
          </table:table-cell>
          <table:table-cell table:style-name="ce6" office:value-type="float" office:value="7" calcext:value-type="float">
            <text:p>7,0</text:p>
          </table:table-cell>
          <table:table-cell table:style-name="ce4" office:value-type="float" office:value="20" calcext:value-type="float">
            <text:p>20</text:p>
          </table:table-cell>
          <table:table-cell table:style-name="ce7" table:formula="of:=[.L43]/[.K43]" office:value-type="float" office:value="2.85714285714286" calcext:value-type="float">
            <text:p>2,86</text:p>
          </table:table-cell>
          <table:table-cell table:style-name="ce7" table:formula="of:=[.M43]^2" office:value-type="float" office:value="8.16326530612245" calcext:value-type="float">
            <text:p>8,1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number:number-style style:name="N135">
      <number:number number:decimal-places="9" loext:min-decimal-places="9" number:min-integer-digits="1" number:grouping="true"/>
    </number:number-style>
    <number:number-style style:name="N136">
      <number:number number:decimal-places="10" loext:min-decimal-places="10" number:min-integer-digits="1" number:grouping="true"/>
    </number:number-style>
    <number:number-style style:name="N137">
      <number:number number:decimal-places="11" loext:min-decimal-places="11" number:min-integer-digits="1" number:grouping="true"/>
    </number:number-style>
    <number:number-style style:name="N138">
      <number:number number:decimal-places="12" loext:min-decimal-places="12" number:min-integer-digits="1" number:grouping="true"/>
    </number:number-style>
    <number:number-style style:name="N139">
      <number:number number:decimal-places="13" loext:min-decimal-places="13" number:min-integer-digits="1" number:grouping="true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19:18:06.51512253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b2b2b2" fo:border="0.06pt solid #000000"/>
      <style:text-properties style:text-position=""/>
    </style:style>
    <style:style style:name="ce3" style:family="table-cell" style:parent-style-name="Default">
      <style:table-cell-properties fo:background-color="#666666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b2b2b2" fo:border="0.06pt solid #000000"/>
    </style:style>
    <style:style style:name="ce7" style:family="table-cell" style:parent-style-name="Default">
      <style:table-cell-properties fo:background-color="#666666" fo:border="0.06pt solid #000000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" table:default-cell-style-name="Default"/>
        <table:table-row table:style-name="ro1" table:number-rows-repeated="44">
          <table:table-cell table:number-columns-repeated="10"/>
        </table:table-row>
        <table:table-row table:style-name="ro1">
          <table:table-cell table:number-columns-repeated="8"/>
          <table:table-cell table:style-name="ce5" office:value-type="string" calcext:value-type="string" table:number-columns-spanned="2" table:number-rows-spanned="1">
            <text:p>Итоги</text:p>
          </table:table-cell>
          <table:covered-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k, м³/с²</text:p>
          </table:table-cell>
          <table:table-cell table:style-name="ce8" office:value-type="float" office:value="3.3" calcext:value-type="float">
            <text:p>3,3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σ<text:span text:style-name="T1">k, </text:span><text:span text:style-name="T2">м³/с²</text:span></text:p>
          </table:table-cell>
          <table:table-cell table:style-name="ce8" office:value-type="float" office:value="0.2" calcext:value-type="float">
            <text:p>0,2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E, ГПа </text:p>
          </table:table-cell>
          <table:table-cell table:style-name="ce8" office:value-type="float" office:value="200" calcext:value-type="float">
            <text:p>200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σE, ГПа</text:p>
          </table:table-cell>
          <table:table-cell table:style-name="ce8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number:number-style style:name="N135">
      <number:number number:decimal-places="9" loext:min-decimal-places="9" number:min-integer-digits="1" number:grouping="true"/>
    </number:number-style>
    <number:number-style style:name="N136">
      <number:number number:decimal-places="10" loext:min-decimal-places="10" number:min-integer-digits="1" number:grouping="true"/>
    </number:number-style>
    <number:number-style style:name="N137">
      <number:number number:decimal-places="11" loext:min-decimal-places="11" number:min-integer-digits="1" number:grouping="true"/>
    </number:number-style>
    <number:number-style style:name="N138">
      <number:number number:decimal-places="12" loext:min-decimal-places="12" number:min-integer-digits="1" number:grouping="true"/>
    </number:number-style>
    <number:number-style style:name="N139">
      <number:number number:decimal-places="13" loext:min-decimal-places="13" number:min-integer-digits="1" number:grouping="true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18:54:51.90696126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7" loext:regression-extrapolate-backward="5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01cm" svg:height="9.004cm" xlink:href="." xlink:type="simple" chart:class="chart:scatter" chart:style-name="ch1">
        <chart:title svg:x="5.884cm" svg:y="0.316cm" chart:style-name="ch2">
          <text:p>Зависимость ν² (L⁻³)</text:p>
        </chart:title>
        <chart:plot-area chart:style-name="ch3" chart:data-source-has-labels="both" svg:x="0.631cm" svg:y="1.15cm" svg:width="14.202cm" svg:height="7.669cm">
          <chartooo:coordinate-region svg:x="1.253cm" svg:y="1.349cm" svg:width="13.341cm" svg:height="6.823cm"/>
          <chart:axis chart:dimension="x" chart:name="primary-x" chart:style-name="ch4" chartooo:axis-type="auto">
            <chart:title svg:x="14.962cm" svg:y="8.047cm" chart:style-name="ch5">
              <text:p>L⁻³, м⁻³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7">
            <chart:title svg:x="0.37cm" svg:y="0.257cm" chart:style-name="ch5">
              <text:p>ν², Гц²</text:p>
            </chart:title>
            <chart:grid chart:style-name="ch6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regression-curve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132908511607">
                <text:p>3.64132908511607</text:p>
              </table:table-cell>
              <table:table-cell office:value-type="float" office:value="13.7174211248285">
                <text:p>13.7174211248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1545189504373">
                <text:p>2.91545189504373</text:p>
              </table:table-cell>
              <table:table-cell office:value-type="float" office:value="11.8906064209275">
                <text:p>11.8906064209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7037037037037">
                <text:p>2.37037037037037</text:p>
              </table:table-cell>
              <table:table-cell office:value-type="float" office:value="9.765625">
                <text:p>9.7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53125">
                <text:p>1.953125</text:p>
              </table:table-cell>
              <table:table-cell office:value-type="float" office:value="8.16326530612245">
                <text:p>8.16326530612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b2b2b2"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/>
    </style:style>
    <style:style style:name="ce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0">
          <table:table-cell table:number-columns-repeated="11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3" table:number-rows-spanned="1">
            <text:p>Параметры установки</text:p>
          </table:table-cell>
          <table:covered-table-cell table:number-columns-repeated="2" table:style-name="ce8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Ширирна a, мм</text:p>
          </table:table-cell>
          <table:covered-table-cell table:style-name="ce9"/>
          <table:table-cell table:style-name="ce10" office:value-type="string" calcext:value-type="string">
            <text:p>25 ± 1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Толщина b, мм</text:p>
          </table:table-cell>
          <table:covered-table-cell table:style-name="ce9"/>
          <table:table-cell table:style-name="ce10" office:value-type="string" calcext:value-type="string">
            <text:p>1,0 ± 0,1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Масса m, г</text:p>
          </table:table-cell>
          <table:covered-table-cell table:style-name="ce9"/>
          <table:table-cell table:style-name="ce10" office:value-type="string" calcext:value-type="string">
            <text:p>157 ± 1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Погрешность длины σ<text:span text:style-name="T1">L</text:span><text:span text:style-name="T2">,</text:span> мм</text:p>
          </table:table-cell>
          <table:covered-table-cell table:style-name="ce9"/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Погрешность времени σ<text:span text:style-name="T1">t</text:span><text:span text:style-name="T2">,</text:span> с</text:p>
          </table:table-cell>
          <table:covered-table-cell table:style-name="ce9"/>
          <table:table-cell table:style-name="ce8" office:value-type="float" office:value="0.2" calcext:value-type="float">
            <text:p>0,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9" loext:min-decimal-places="19" number:min-integer-digits="1"/>
    </number:number-style>
    <number:number-style style:name="N127">
      <number:number number:decimal-places="20" loext:min-decimal-places="20" number:min-integer-digits="1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number:number-style style:name="N135">
      <number:number number:decimal-places="9" loext:min-decimal-places="9" number:min-integer-digits="1" number:grouping="true"/>
    </number:number-style>
    <number:number-style style:name="N136">
      <number:number number:decimal-places="10" loext:min-decimal-places="10" number:min-integer-digits="1" number:grouping="true"/>
    </number:number-style>
    <number:number-style style:name="N137">
      <number:number number:decimal-places="11" loext:min-decimal-places="11" number:min-integer-digits="1" number:grouping="true"/>
    </number:number-style>
    <number:number-style style:name="N138">
      <number:number number:decimal-places="12" loext:min-decimal-places="12" number:min-integer-digits="1" number:grouping="true"/>
    </number:number-style>
    <number:number-style style:name="N139">
      <number:number number:decimal-places="13" loext:min-decimal-places="13" number:min-integer-digits="1" number:grouping="true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19:40:12.38064099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